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50000026CF4D046EAD1D306DF.png" manifest:media-type="image/png"/>
  <manifest:file-entry manifest:full-path="Pictures/100000000000046500000296E2C12E0AF9123F60.jpg" manifest:media-type="image/jpeg"/>
  <manifest:file-entry manifest:full-path="Pictures/100000000000063B00000296EE3D3EE42D2AAE01.jpg" manifest:media-type="image/jpeg"/>
  <manifest:file-entry manifest:full-path="Pictures/100000000000052600000296A889626B19F73D3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dc7d9" officeooo:paragraph-rsid="001dc7d9"/>
    </style:style>
    <style:style style:name="P2" style:family="paragraph" style:parent-style-name="Standard">
      <style:text-properties officeooo:rsid="001dc7d9" officeooo:paragraph-rsid="001dc7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图像1" text:anchor-type="paragraph" svg:width="17cm" svg:height="9.368cm" draw:z-index="0"><draw:image xlink:href="Pictures/10000000000004650000026CF4D046EAD1D306DF.png" xlink:type="simple" xlink:show="embed" xlink:actuate="onLoad" loext:mime-type="image/png"/></draw:frame></text:p>
      <text:p text:style-name="P1">按下回车</text:p>
      <text:p text:style-name="P1"><draw:frame draw:style-name="fr2" draw:name="图像2" text:anchor-type="paragraph" svg:x="-1.746cm" svg:y="0.422cm" svg:width="20.747cm" svg:height="12.206cm" draw:z-index="1"><draw:image xlink:href="Pictures/100000000000046500000296E2C12E0AF9123F60.jpg" xlink:type="simple" xlink:show="embed" xlink:actuate="onLoad" loext:mime-type="image/jpeg"/></draw:frame></text:p>
      <text:p text:style-name="Text_20_body"/>
      <text:p text:style-name="P1"/>
      <text:p text:style-name="P1"><draw:frame draw:style-name="fr1" draw:name="图像3" text:anchor-type="paragraph" svg:width="20.75cm" svg:height="15.023cm" draw:z-index="2"><draw:image xlink:href="Pictures/100000000000052600000296A889626B19F73D3E.jpg" xlink:type="simple" xlink:show="embed" xlink:actuate="onLoad" loext:mime-type="image/jpeg"/></draw:frame><text:soft-page-break/></text:p>
      <text:p text:style-name="P1"/>
      <text:p text:style-name="P1"/>
      <text:p text:style-name="P1"><draw:frame draw:style-name="fr1" draw:name="图像4" text:anchor-type="paragraph" svg:width="21.001cm" svg:height="12.397cm" draw:z-index="3"><draw:image xlink:href="Pictures/100000000000063B00000296EE3D3EE42D2AAE01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13:27:32.751000000</meta:creation-date>
    <dc:date>2020-01-28T13:51:03.408000000</dc:date>
    <meta:editing-duration>PT57S</meta:editing-duration>
    <meta:editing-cycles>2</meta:editing-cycles>
    <meta:generator>LibreOffice/6.3.2.2$Windows_X86_64 LibreOffice_project/98b30e735bda24bc04ab42594c85f7fd8be07b9c</meta:generator>
    <meta:document-statistic meta:table-count="0" meta:image-count="4" meta:object-count="0" meta:page-count="3" meta:paragraph-count="1" meta:word-count="4" meta:character-count="4" meta:non-whitespace-character-count="4"/>
  </office:meta>
</office:document-meta>
</file>